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color="#009900" fo:font-weight="bold" style:font-weight-asian="bold" style:font-weight-complex="bold"/>
    </style:style>
    <style:style style:name="P6" style:family="paragraph" style:parent-style-name="Standard">
      <style:text-properties fo:color="#009900" fo:font-size="12pt" fo:font-weight="bold" style:font-size-asian="12pt" style:font-weight-asian="bold" style:font-size-complex="12pt" style:font-weight-complex="bold"/>
    </style:style>
    <style:style style:name="P7" style:family="paragraph" style:parent-style-name="Standard">
      <style:text-properties fo:font-weight="normal" fo:background-color="#000000" style:font-weight-asian="normal" style:font-weight-complex="normal"/>
    </style:style>
    <style:style style:name="P8" style:family="paragraph" style:parent-style-name="Table_20_Contents">
      <style:paragraph-properties fo:text-align="end" style:justify-single-word="false"/>
    </style:style>
    <style:style style:name="P9" style:family="paragraph" style:parent-style-name="Standard">
      <style:paragraph-properties fo:background-color="#000000">
        <style:background-image/>
      </style:paragraph-properties>
      <style:text-properties fo:font-size="12pt" fo:font-weight="normal" style:font-size-asian="12pt" style:font-weight-asian="normal" style:font-size-complex="12pt" style:font-weight-complex="normal"/>
    </style:style>
    <style:style style:name="P10" style:family="paragraph" style:parent-style-name="Standard">
      <style:paragraph-properties fo:background-color="#000000">
        <style:background-image/>
      </style:paragraph-properties>
      <style:text-properties fo:font-weight="normal" style:font-weight-asian="normal" style:font-weight-complex="normal"/>
    </style:style>
    <style:style style:name="P11" style:family="paragraph" style:parent-style-name="Standard" style:list-style-name="L3">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style>
    <style:style style:name="T4" style:family="text">
      <style:text-properties fo:color="#0000ff" fo:font-weight="normal" style:font-weight-asian="normal" style:font-weight-complex="normal"/>
    </style:style>
    <style:style style:name="T5"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märe Dateien:</text:p>
      <text:list xml:id="list4361368887505367889" text:style-name="L1">
        <text:list-item>
          <text:p text:style-name="P12"><text:span text:style-name="T1">connect.php</text:span> – ist für das Einbinden des Templates, dem Verbinden zur Datenbank und dem Erstellen der Navigation zuständig</text:p>
        </text:list-item>
        <text:list-item>
          <text:p text:style-name="P12"><text:span text:style-name="T1">Ordner 'Designs' </text:span><text:span text:style-name="T2">– enthält die Templates inklusive CSS- und HTML-Dateien und Bildern</text:span></text:p>
        </text:list-item>
        <text:list-item>
          <text:p text:style-name="P12"><text:span text:style-name="T1">template.html –</text:span><text:span text:style-name="T2"> die Grundsturktur von jedem Design. Enthält folgende später zu ersetzende </text:span><text:span text:style-name="T4">Platzhalter:</text:span></text:p>
        </text:list-item>
      </text:list>
      <text:list xml:id="list3755613335420371534" text:style-name="L2">
        <text:list-item>
          <text:p text:style-name="P13"><text:span text:style-name="T1">{TITLE} –</text:span><text:span text:style-name="T2"> der Titel im Browser, z.B. für Lesezeichen</text:span></text:p>
        </text:list-item>
        <text:list-item>
          <text:p text:style-name="P13"><text:span text:style-name="T1">&lt;!-- Plugin --&gt; </text:span><text:span text:style-name="T2">- Für das Einbinden von Plugings. Z.B. dem Editor im Back-End</text:span></text:p>
        </text:list-item>
        <text:list-item>
          <text:p text:style-name="P13"><text:span text:style-name="T1">{NAVIGATION} </text:span><text:span text:style-name="T2">- hier wird die Navigation eingebunden</text:span></text:p>
        </text:list-item>
        <text:list-item>
          <text:p text:style-name="P13"><text:span text:style-name="T1">{CONTENT} </text:span><text:span text:style-name="T2">- hier wird der Inhalt der Webseite eingebunden</text:span></text:p>
        </text:list-item>
      </text:list>
      <text:list xml:id="list6193283419729161999" text:style-name="L3">
        <text:list-item>
          <text:p text:style-name="P11">backend.php –<text:span text:style-name="T2"> bindet </text:span>connect.php<text:span text:style-name="T2"> ein, enthält die Codes für den Editor und die für den Inhalt benötigten Formularfelder, liest bereits vorhandene Inhalte aus der Datenbank aus und kann diese bearbeiten oder löschen, bindet „manuell“ die Navigationspunkte für sich selbst und den Index ein und führt die Ersetzung der Platzhalter in </text:span>template.html<text:span text:style-name="T2"> durch <text:s/></text:span></text:p>
        </text:list-item>
        <text:list-item>
          <text:p text:style-name="P11">index.php<text:span text:style-name="T2"> – bindet </text:span>connect.php<text:span text:style-name="T2"> ein, liest Inhalte aus der Datenbank aus, und ersetzt diese mit den Platzhaltern in </text:span>template.html</text:p>
        </text:list-item>
      </text:list>
      <text:p text:style-name="P1"/>
      <text:p text:style-name="P1"/>
      <text:p text:style-name="P3">Detaillierte Ansicht:</text:p>
      <text:p text:style-name="P3"/>
      <text:p text:style-name="P4">conntect.php:</text:p>
      <text:p text:style-name="P4"/>
      <text:p text:style-name="P6">Stellt eine Verbindung zum Server her und bestimmt eine Alternative für einen Fehlschlag</text:p>
      <text:p text:style-name="P9">$verbindung = mysql_connect($servername, $benutzer, $passwort) or die("&lt;h3&gt;Verbindung zum Server gescheitert&lt;/h3&gt;");</text:p>
      <text:p text:style-name="P1"/>
      <text:p text:style-name="P5">Greift auf eine durch $datenbank bestimmte Datenbank auf dem Server zu</text:p>
      <text:p text:style-name="P10">$dbzugriff = mysql_select_db($datenbank) or die("&lt;h3&gt;Verbindung zur Datenbank gescheitert&lt;/h3&gt;");</text:p>
      <text:p text:style-name="Standard"/>
      <text:p text:style-name="P5">Gibt den Dateinamen des ausgeführten Scripts zurück. Nicht die URL! Wird später zum Erstellen der Navigation verweundet und für den Bezug der Formulare auf den PHP-Code</text:p>
      <text:p text:style-name="P10">$ziel = $_SERVER['PHP_SELF'];</text:p>
      <text:p text:style-name="Standard"/>
      <text:p text:style-name="P5">Wenn in der URL eine ID übergeben wird, dann weise diese der Variablen <text:span text:style-name="T3">$ort</text:span> zu. Ansonsten gib ihr den Wert 0. Wird später für die Navigation zum Abfragen und Hervorheben der aktuellen Position verwendet</text:p>
      <text:p text:style-name="P7">if(isset($_GET['id'])){ $ort = $_GET['id'];} else { $ort = 0;}</text:p>
      <text:p text:style-name="Standard"/>
      <text:p text:style-name="P5">Liest aus der Datenbank die ID der Navigationspunkte aus und vergleicht diese mit dem aktuellen Ort. Sind diese identisch, erhält die Variable <text:span text:style-name="T3">$klasse</text:span> eine CSS-Klasse als String zugewiesen, die später den Navigationspunkt hervorhebt</text:p>
      <text:p text:style-name="P7">$linkIdOben = $auslese['id'];</text:p>
      <text:p text:style-name="P7"><text:tab/><text:tab/>if($ort == $linkIdOben){</text:p>
      <text:p text:style-name="P7"><text:tab/><text:tab/>$klasse = 'navilinks current';</text:p>
      <text:p text:style-name="P7"><text:tab/><text:tab/>} else { $klasse = 'navilinks'; }</text:p>
      <text:p text:style-name="Standard"/>
      <text:p text:style-name="Standard"><text:soft-page-break/></text:p>
      <text:p text:style-name="P5">In der Variablen <text:span text:style-name="T3">$navigation</text:span> wird die Navigation zusammengebaut</text:p>
      <text:p text:style-name="P7">$navigation .= "&lt;a href='".$ziel."?id=".$linkIdOben."' class='".$klasse."'&gt;".$linktext."&lt;/a&gt;";</text:p>
      <text:p text:style-name="Standard"/>
      <text:p text:style-name="Standard"/>
      <text:p text:style-name="P5">Entscheidet (später) ob die Unternavigation ausgeklappt werden soll. Alle Unterpunkte zum aktuell angesprochenen Oberpunkt werden erst einmal separat ausgelesen und mit dem aktuellen Ort vergleichen. Bei einer Übereinstimmung wird die Variable <text:span text:style-name="T3">$duDarfst</text:span> auf <text:span text:style-name="T5">true</text:span> gesetzt</text:p>
      <text:p text:style-name="P7">$duDarfst = false;</text:p>
      <text:p text:style-name="P7">while($auslese = mysql_fetch_array($ergebnisUnter))</text:p>
      <text:p text:style-name="P7">{</text:p>
      <text:p text:style-name="P7">$linkIdUnten = $auslese['id'];</text:p>
      <text:p text:style-name="P7">if($ort == $linkIdUnten){$duDarfst = true;}</text:p>
      <text:p text:style-name="P7">}</text:p>
      <text:p text:style-name="Standard"/>
      <text:p text:style-name="P5">Wenn man den Oberpunkt, der Unterpunkte enthält, angeklickt hat, oder wenn vorher <text:span text:style-name="T3">$duDarfst</text:span> auf <text:span text:style-name="T5">true</text:span> gesetzt wurde, wird die Unternavigation an die Variable <text:span text:style-name="T3">$navigation</text:span> angehängt</text:p>
      <text:p text:style-name="P7">if($ort == $linkIdOben || $duDarfst){</text:p>
      <text:p text:style-name="P7">$navigation .= "&lt;a href='".$ziel."?id=".$linkIdUnten."' class='".$klasse."'&gt;".$linktext."&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paragraph-properties fo:text-align="center" style:justify-single-word="false"/>
      <style:text-properties fo:font-weight="bold" style:font-weight-asian="bold" style:font-weight-complex="bold"/>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CMS Programmdokumentation</text:p>
            </table:table-cell>
            <table:table-cell table:style-name="Tabelle1.A1" office:value-type="string">
              <text:p text:style-name="MP2">Leonid Barsht</text:p>
              <text:p text:style-name="MP2"><text:date style:data-style-name="N37" text:date-value="2015-01-19T08:20:18.39" text:fixed="true">19.01.15</text:dat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19T08:14:53.64</meta:creation-date>
    <dc:date>2015-05-01T19:53:01.99</dc:date>
    <meta:editing-duration>PT6H47M50S</meta:editing-duration>
    <meta:editing-cycles>13</meta:editing-cycles>
    <meta:generator>OpenOffice/4.1.1$Win32 OpenOffice.org_project/411m6$Build-9775</meta:generator>
    <meta:document-statistic meta:table-count="1" meta:image-count="0" meta:object-count="0" meta:page-count="2" meta:paragraph-count="40" meta:word-count="436" meta:character-count="3202"/>
  </office:meta>
</office:document-meta>
</file>